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arame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a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os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Actual</text:p>
          </table:table-cell>
          <table:table-cell table:formula="of:=+[.B2]*3600+[.B3]*60+[.B4]" office:value-type="float" office:value="35288" calcext:value-type="float">
            <text:p>352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NE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os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Amanecer</text:p>
          </table:table-cell>
          <table:table-cell table:formula="of:=+[.B8]*3600+[.B9]*60"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TARDEC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a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os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Atardecer</text:p>
          </table:table-cell>
          <table:table-cell table:formula="of:=+[.B13]*3600+[.B14]*60" office:value-type="float" office:value="67260" calcext:value-type="float">
            <text:p>6726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DDAMANECER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ATARDECER</text:p>
          </table:table-cell>
          <table:table-cell table:number-columns-repeated="3"/>
        </table:table-row>
        <table:table-row table:style-name="ro1">
          <table:table-cell office:value-type="float" office:value="-120" calcext:value-type="float">
            <text:p>-12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cAdapInic</text:p>
          </table:table-cell>
          <table:table-cell table:number-columns-repeated="3"/>
        </table:table-row>
        <table:table-row table:style-name="ro1">
          <table:table-cell table:formula="of:=+([.B15]+[.A20]*60-[.B10]-[.A18]*60)/2-1800" office:value-type="float" office:value="14130" calcext:value-type="float">
            <text:p>1413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C CIERRE</text:p>
          </table:table-cell>
          <table:table-cell table:number-columns-repeated="3"/>
        </table:table-row>
        <table:table-row table:style-name="ro1">
          <table:table-cell table:formula="of:=+[.B10]+60*[.A18]+[.A23]" office:value-type="float" office:value="42330" calcext:value-type="float">
            <text:p>42330</text:p>
          </table:table-cell>
          <table:table-cell table:number-columns-repeated="3"/>
        </table:table-row>
        <table:table-row table:style-name="ro1">
          <table:table-cell table:formula="of:=+INT([.A26]/360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+INT(([.A26]-[.A27]*3600)/6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C APERTURA</text:p>
          </table:table-cell>
          <table:table-cell table:number-columns-repeated="3"/>
        </table:table-row>
        <table:table-row table:style-name="ro1">
          <table:table-cell table:formula="of:=+[.B15]+60*[.A20]-[.A23]" office:value-type="float" office:value="45930" calcext:value-type="float">
            <text:p>45930</text:p>
          </table:table-cell>
          <table:table-cell table:number-columns-repeated="3"/>
        </table:table-row>
        <table:table-row table:style-name="ro1">
          <table:table-cell table:formula="of:=+INT([.A31]/3600)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+INT(([.A31]-[.A32]*3600)/6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empo cierr-apertura</text:p>
          </table:table-cell>
          <table:table-cell table:number-columns-repeated="3"/>
        </table:table-row>
        <table:table-row table:style-name="ro1">
          <table:table-cell table:formula="of:=+24*3600-[.A31]+[.A26]" office:value-type="float" office:value="82800" calcext:value-type="float">
            <text:p>82800</text:p>
          </table:table-cell>
          <table:table-cell table:formula="of:=+[.A36]/3600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formula="of:=+86400-[.B5]" office:value-type="float" office:value="51112" calcext:value-type="float">
            <text:p>51112</text:p>
          </table:table-cell>
          <table:table-cell table:formula="of:=+[.A38]/3600" office:value-type="float" office:value="14.1977777777778" calcext:value-type="float">
            <text:p>14,1977777777778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secActual&lt;secAmanecer + 60*addAmanecer + secAdaptacion</text:p>
          </table:table-cell>
          <table:table-cell table:number-columns-repeated="3"/>
        </table:table-row>
        <table:table-row table:style-name="ro1">
          <table:table-cell table:formula="of:=+[.B10]+60*[.A18]+[.A23]" office:value-type="float" office:value="42330" calcext:value-type="float">
            <text:p>42330</text:p>
          </table:table-cell>
          <table:table-cell table:style-name="ce1" office:value-type="string" calcext:value-type="string">
            <text:p>secAmanecer + 60*addAmanecer + secAdaptacion - secActual + 45</text:p>
          </table:table-cell>
          <table:table-cell table:number-columns-repeated="2"/>
        </table:table-row>
        <table:table-row table:style-name="ro1">
          <table:table-cell table:style-name="ce2" table:formula="of:=+[.B5]&lt;[.A42]" office:value-type="boolean" office:boolean-value="true" calcext:value-type="boolean">
            <text:p>VERDADERO</text:p>
          </table:table-cell>
          <table:table-cell table:style-name="ce1" table:formula="of:=+[.B10]+60*[.A18]+[.A23]-[.B5]+45" office:value-type="float" office:value="7087" calcext:value-type="float">
            <text:p>70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cActual&lt;secAnochecer + 60*addAtardecer - secAdaptacion</text:p>
          </table:table-cell>
          <table:table-cell table:number-columns-repeated="3"/>
        </table:table-row>
        <table:table-row table:style-name="ro1">
          <table:table-cell table:formula="of:=+[.B15]+60*[.A20]-[.A23]" office:value-type="float" office:value="45930" calcext:value-type="float">
            <text:p>45930</text:p>
          </table:table-cell>
          <table:table-cell table:style-name="ce1" office:value-type="string" calcext:value-type="string">
            <text:p>secAnochecer + 60*addAtardecer - secAdaptacion - secActual + 45</text:p>
          </table:table-cell>
          <table:table-cell table:number-columns-repeated="2"/>
        </table:table-row>
        <table:table-row table:style-name="ro1">
          <table:table-cell table:style-name="ce2" table:formula="of:=+[.B5]&lt;[.A45]" office:value-type="boolean" office:boolean-value="true" calcext:value-type="boolean">
            <text:p>VERDADERO</text:p>
          </table:table-cell>
          <table:table-cell table:formula="of:=+[.B15]+60*[.A20]-[.A23]-[.B5]+45" office:value-type="float" office:value="10687" calcext:value-type="float">
            <text:p>1068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(86400L-secActual + secAmanecer + 60*addAmanecer + secAdaptacion+ 45L)</text:p>
          </table:table-cell>
          <table:table-cell table:number-columns-repeated="2"/>
        </table:table-row>
        <table:table-row table:style-name="ro1">
          <table:table-cell/>
          <table:table-cell table:formula="of:=+86400-[.B5]+[.B10]+60*[.A18]+[.A23]+45" office:value-type="float" office:value="93487" calcext:value-type="float">
            <text:p>93487</text:p>
          </table:table-cell>
          <table:table-cell table:number-columns-repeated="2"/>
        </table:table-row>
        <table:table-row table:style-name="ro1">
          <table:table-cell table:formula="of:=+IF([.A43];[.B43];IF([.A46];[.B46];[.B48]))" office:value-type="float" office:value="7087" calcext:value-type="float">
            <text:p>7087</text:p>
          </table:table-cell>
          <table:table-cell table:formula="of:=+INT([.A49]/3600)" office:value-type="float" office:value="1" calcext:value-type="float">
            <text:p>1</text:p>
          </table:table-cell>
          <table:table-cell table:formula="of:=+[.B49]+[.B2]" office:value-type="float" office:value="10" calcext:value-type="float">
            <text:p>10</text:p>
          </table:table-cell>
          <table:table-cell table:formula="of:=+IF([.C49]+IF([.C50]&gt;59;1;0)&gt;24;[.C49]+IF([.C50]&gt;59;1;0)-24;[.C49]+IF([.C50]&gt;59;1;0))"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+INT(([.A49]-[.B49]*3600)/60)" office:value-type="float" office:value="58" calcext:value-type="float">
            <text:p>58</text:p>
          </table:table-cell>
          <table:table-cell table:formula="of:=+[.B3]+[.B50]" office:value-type="float" office:value="106" calcext:value-type="float">
            <text:p>106</text:p>
          </table:table-cell>
          <table:table-cell table:formula="of:=+IF([.C50]&gt;59;[.C50]-60;[.C50])" office:value-type="float" office:value="46" calcext:value-type="float">
            <text:p>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9T11:07:12.833913220</meta:creation-date>
    <dc:date>2023-03-29T11:50:42.304054630</dc:date>
    <meta:editing-duration>PT10M9S</meta:editing-duration>
    <meta:editing-cycles>1</meta:editing-cycles>
    <meta:document-statistic meta:table-count="1" meta:cell-count="61" meta:object-count="0"/>
    <meta:generator>LibreOffice/6.4.7.2$Linux_X86_64 LibreOffice_project/40$Build-2</meta:generator>
  </office:meta>
</office:document-meta>
</file>